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6c0" officeooo:paragraph-rsid="0001a6c0"/>
    </style:style>
    <style:style style:name="P2" style:family="paragraph" style:parent-style-name="Standard">
      <style:paragraph-properties fo:break-before="page"/>
      <style:text-properties officeooo:rsid="0001a6c0" officeooo:paragraph-rsid="0001a6c0"/>
    </style:style>
    <style:style style:name="P3" style:family="paragraph" style:parent-style-name="Standard">
      <style:paragraph-properties fo:line-height="150%"/>
      <style:text-properties style:font-name="Arial" officeooo:rsid="0001a6c0" officeooo:paragraph-rsid="0001a6c0"/>
    </style:style>
    <style:style style:name="P4" style:family="paragraph" style:parent-style-name="Standard">
      <style:paragraph-properties fo:line-height="150%"/>
      <style:text-properties style:font-name="Arial" officeooo:rsid="0001a6c0" officeooo:paragraph-rsid="00031b5d"/>
    </style:style>
    <style:style style:name="T1" style:family="text">
      <style:text-properties officeooo:rsid="00031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 showing the count of all Google Chrome processes used the <text:span text:style-name="T1">following</text:span> command:</text:p>
      <text:p text:style-name="P4">pgrep -c chrome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11T10:54:13.245000000</dc:date>
    <meta:editing-duration>PT1H9S</meta:editing-duration>
    <meta:editing-cycles>4</meta:editing-cycles>
    <meta:document-statistic meta:table-count="0" meta:image-count="0" meta:object-count="0" meta:page-count="2" meta:paragraph-count="2" meta:word-count="16" meta:character-count="95" meta:non-whitespace-character-count="81"/>
  </office:meta>
</office:document-meta>
</file>